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941cm" style:rel-column-width="5069*"/>
    </style:style>
    <style:style style:name="Tableau2.B" style:family="table-column">
      <style:table-column-properties style:column-width="0.93cm" style:rel-column-width="527*"/>
    </style:style>
    <style:style style:name="Tableau2.C" style:family="table-column">
      <style:table-column-properties style:column-width="7.126cm" style:rel-column-width="4040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3.399cm" style:rel-column-width="1927*"/>
    </style:style>
    <style:style style:name="Tableau3.B" style:family="table-column">
      <style:table-column-properties style:column-width="0.912cm" style:rel-column-width="517*"/>
    </style:style>
    <style:style style:name="Tableau3.C" style:family="table-column">
      <style:table-column-properties style:column-width="4.634cm" style:rel-column-width="2627*"/>
    </style:style>
    <style:style style:name="Tableau3.D" style:family="table-column">
      <style:table-column-properties style:column-width="0.953cm" style:rel-column-width="540*"/>
    </style:style>
    <style:style style:name="Tableau3.E" style:family="table-column">
      <style:table-column-properties style:column-width="7.098cm" style:rel-column-width="4024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P1" style:family="paragraph" style:parent-style-name="Standard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entrée de ce logiciel il doit être possible d'avoir un nuage de point ou une liste de triangles(converti en interne en nuage de points)</text:p>
      <text:p text:style-name="Standard"/>
      <text:p text:style-name="Standard">Cette liste doit pouvoir atteindre au moins le milliard d'élément. Le type de données d'indice doit donc être du type « <text:span text:style-name="T1">unsigned</text:span> long long » ou « <text:span text:style-name="T1">unsigned</text:span> int64 »</text:p>
      <text:p text:style-name="Standard"/>
      <text:p text:style-name="Standard">Cette liste d'entrée n'a pas besoin d'être chargé intégralement. Il peut s'agir d'un flux alimentant une structure cubique 3D, la résolution de cette structure étant paramètrable.</text:p>
      <text:p text:style-name="Standard"/>
      <text:p text:style-name="Standard"/>
      <text:p text:style-name="Standard"/>
      <text:p text:style-name="Standard"/>
      <text:p text:style-name="Standard">Algorithme</text:p>
      <text:p text:style-name="Standard"/>
      <text:p text:style-name="Standard">1 : Alimentation</text:p>
      <text:p text:style-name="Standard"/>
      <text:p text:style-name="Standard">La structure de représentation des cellules 3D est évolutives. Le nombre de cellules augmente selon la résolution demandé et selon les données en entrées.</text:p>
      <text:p text:style-name="Standard"/>
      <text:p text:style-name="Standard">Exemple d'une ligne de données :</text:p>
      <text:p text:style-name="Standard"/>
      <text:p text:style-name="Standard">Vide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18*vide</text:p>
          </table:table-cell>
        </table:table-row>
      </table:table>
      <text:p text:style-name="Standard"/>
      <text:p text:style-name="Standard">Un point alimenté au milieu de la lign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9*vide</text:p>
          </table:table-cell>
          <table:table-cell table:style-name="Tableau2.A1" office:value-type="string">
            <text:p text:style-name="Table_20_Contents">data</text:p>
          </table:table-cell>
          <table:table-cell table:style-name="Tableau2.C1" office:value-type="string">
            <text:p text:style-name="Table_20_Contents">8*vide</text:p>
          </table:table-cell>
        </table:table-row>
      </table:table>
      <text:p text:style-name="Standard"/>
      <text:p text:style-name="Standard">Deux points alimentés 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Table_20_Contents">4*vide</text:p>
          </table:table-cell>
          <table:table-cell table:style-name="Tableau3.A1" office:value-type="string">
            <text:p text:style-name="Table_20_Contents">data</text:p>
          </table:table-cell>
          <table:table-cell table:style-name="Tableau3.A1" office:value-type="string">
            <text:p text:style-name="Table_20_Contents">4*vide</text:p>
          </table:table-cell>
          <table:table-cell table:style-name="Tableau3.A1" office:value-type="string">
            <text:p text:style-name="Table_20_Contents">data</text:p>
          </table:table-cell>
          <table:table-cell table:style-name="Tableau3.E1" office:value-type="string">
            <text:p text:style-name="Table_20_Contents">8*vide</text:p>
          </table:table-cell>
        </table:table-row>
      </table:table>
      <text:p text:style-name="Standard"/>
      <text:p text:style-name="Standard">Cette méthode permet d'économiser de la mémoire et permet ainsi de demander une plus grande précision.</text:p>
      <text:p text:style-name="Standard"/>
      <text:p text:style-name="P1"/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07-23T14:39:51</meta:creation-date>
    <dc:date>2009-09-04T15:23:55</dc:date>
    <dc:language>en-US</dc:language>
    <meta:editing-cycles>37</meta:editing-cycles>
    <meta:editing-duration>PT6H6M18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0" meta:word-count="153" meta:character-count="908"/>
  </office:meta>
</office:document-meta>
</file>